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paragraph-rsid="001880db"/>
    </style:style>
    <style:style style:name="P2" style:family="paragraph" style:parent-style-name="Standard">
      <style:text-properties fo:font-style="normal" officeooo:rsid="001880db" officeooo:paragraph-rsid="001880db" style:font-style-asian="normal" style:font-style-complex="normal"/>
    </style:style>
    <style:style style:name="P3" style:family="paragraph" style:parent-style-name="Standard">
      <style:text-properties fo:font-style="normal" officeooo:rsid="0018ca70" officeooo:paragraph-rsid="0018ca70" style:font-style-asian="normal" style:font-style-complex="normal"/>
    </style:style>
    <style:style style:name="T1" style:family="text">
      <style:text-properties fo:font-style="italic" officeooo:rsid="001880db" style:font-style-asian="italic" style:font-style-complex="italic"/>
    </style:style>
    <style:style style:name="T2" style:family="text">
      <style:text-properties fo:font-style="italic" style:text-underline-style="none" fo:font-weight="bold" officeooo:rsid="001880db" style:font-style-asian="italic" style:font-weight-asian="bold" style:font-style-complex="italic" style:font-weight-complex="bold"/>
    </style:style>
    <style:style style:name="T3" style:family="text">
      <style:text-properties style:font-name="Century Schoolbook L"/>
    </style:style>
    <style:style style:name="T4" style:family="text">
      <style:text-properties style:font-name="Century Schoolbook L" fo:font-style="italic" style:text-underline-style="none" fo:font-weight="bold" officeooo:rsid="001880db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42"/><text:span text:style-name="T3"><text:s/></text:span><text:span text:style-name="T4">SANTISTAS <text:s/>APAIXONADOS </text:span></text:p>
      <text:p text:style-name="Standard"/>
      <text:p text:style-name="Standard"><text:s text:c="26"/><text:span text:style-name="T1">Esse site servira para informar as conquistas do time </text:span></text:p>
      <text:p text:style-name="P2">O Santos tem:</text:p>
      <text:p text:style-name="P2">Mundial de clube: 2 títulos </text:p>
      <text:p text:style-name="P2">Copa libertadores: 3 títulos</text:p>
      <text:p text:style-name="P2">Campeonato brasileiro: 8 títulos </text:p>
      <text:p text:style-name="P3">Copa sul Americana: 4 títulos</text:p>
      <text:p text:style-name="P3">Copa conmebol: 4 títulos </text:p>
      <text:p text:style-name="P3">Torneio Rio São Paulo: 5 títulos </text:p>
      <text:p text:style-name="P3">Campeonato Paulista: 19 títul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15T08:34:25.545406873</meta:creation-date>
    <dc:date>2022-08-15T08:57:52.048726124</dc:date>
    <meta:editing-duration>PT46S</meta:editing-duration>
    <meta:editing-cycles>1</meta:editing-cycles>
    <meta:document-statistic meta:table-count="0" meta:image-count="0" meta:object-count="0" meta:page-count="1" meta:paragraph-count="10" meta:word-count="46" meta:character-count="366" meta:non-whitespace-character-count="254"/>
    <meta:generator>LibreOffice/5.1.6.2$Linux_X86_64 LibreOffice_project/10m0$Build-2</meta:generator>
  </office:meta>
</office:document-meta>
</file>